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Kit</text:p>
          </table:table-cell>
          <table:table-cell table:style-name="ce4" office:value-type="string" calcext:value-type="string">
            <text:p>Engine</text:p>
          </table:table-cell>
          <table:table-cell table:style-name="ce4" office:value-type="string" calcext:value-type="string">
            <text:p>Inser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Function / Description</text:p>
          </table:table-cell>
          <table:table-cell table:style-name="ce4" table:number-columns-repeated="1016"/>
        </table:table-row>
        <table:table-row table:style-name="ro1">
          <table:table-cell table:style-name="ce1"/>
          <table:table-cell table:style-name="ce4" table:number-columns-repeated="1023"/>
        </table:table-row>
        <table:table-row table:style-name="ro1">
          <table:table-cell table:number-columns-repeated="7"/>
          <table:table-cell table:style-name="ce3" table:number-columns-repeated="1017"/>
        </table:table-row>
        <table:table-row table:style-name="ro1">
          <table:table-cell table:number-columns-repeated="7"/>
          <table:table-cell table:style-name="ce4" office:value-type="string" calcext:value-type="string">
            <text:p>Top level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,32,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Vector control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Main part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,2,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Controll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000-640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Instrument edit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Kit edit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3"/>
          <table:table-cell table:style-name="ce6" office:value-type="string" calcext:value-type="string">
            <text:p>For controls 8 to 24 kit number is OR’d with 3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AddSynth main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AddSynth voice window – voice numbers 0 to 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-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Sub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table:style-name="ce3" table:formula="of:=-64-63" office:value-type="float" office:value="-127" calcext:value-type="float">
            <text:p>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Pad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nverse hal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Oscillators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lmt, Clip, Asym2, Pow2, Sgm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os, Sin, Lsh, 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Resonance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Graph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6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LFO inse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.0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Filter parameters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Formant edito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style-name="ce6" office:value-type="string" calcext:value-type="string">
            <text:p>Parameter &amp; 0x1f is the formant numb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Parameter &gt;&gt; 5 is the vowe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ear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litu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quence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Envelope inser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3 is Bandwidth envelope (SubSynth only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Free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dd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delete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Sustain limited by number of actual poi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Insertion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2-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System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Se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om (engine) effect to (control)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Effect Inser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For insertion effects part number is 242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ormal part effects are numbers 0 to 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6"/>
        </table:table-row>
        <table:table-row table:style-name="ro1" table:number-rows-repeated="10481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20:59:13.083435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8-11T21:17:08.223471374</dc:date>
    <meta:editing-duration>P1DT35M14S</meta:editing-duration>
    <meta:editing-cycles>115</meta:editing-cycles>
    <meta:generator>LibreOffice/5.1.5.2$Linux_X86_64 LibreOffice_project/10m0$Build-2</meta:generator>
    <meta:document-statistic meta:table-count="1" meta:cell-count="2483" meta:object-count="0"/>
  </office:meta>
</office:document-meta>
</file>